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369c1" officeooo:paragraph-rsid="000369c1"/>
    </style:style>
    <style:style style:name="P2" style:family="paragraph" style:parent-style-name="Standard">
      <style:text-properties officeooo:rsid="000369c1" officeooo:paragraph-rsid="00043d63"/>
    </style:style>
    <style:style style:name="P3" style:family="paragraph" style:parent-style-name="Standard">
      <style:text-properties fo:font-weight="bold" officeooo:rsid="000369c1" officeooo:paragraph-rsid="000369c1" style:font-weight-asian="bold" style:font-weight-complex="bold"/>
    </style:style>
    <style:style style:name="P4" style:family="paragraph" style:parent-style-name="Standard">
      <style:text-properties fo:font-weight="bold" officeooo:rsid="00043527" officeooo:paragraph-rsid="00043527" style:font-weight-asian="bold" style:font-weight-complex="bold"/>
    </style:style>
    <style:style style:name="P5" style:family="paragraph" style:parent-style-name="Standard">
      <style:text-properties fo:font-weight="bold" officeooo:rsid="00043d63" officeooo:paragraph-rsid="00043d63" style:font-weight-asian="bold" style:font-weight-complex="bold"/>
    </style:style>
    <style:style style:name="P6" style:family="paragraph" style:parent-style-name="Standard">
      <style:text-properties officeooo:rsid="00043527" officeooo:paragraph-rsid="00043527"/>
    </style:style>
    <style:style style:name="P7" style:family="paragraph" style:parent-style-name="Standard">
      <style:text-properties fo:font-weight="normal" officeooo:rsid="00043d63" officeooo:paragraph-rsid="00043d63" style:font-weight-asian="normal" style:font-weight-complex="normal"/>
    </style:style>
    <style:style style:name="P8" style:family="paragraph" style:parent-style-name="Standard">
      <style:text-properties officeooo:rsid="00043527" officeooo:paragraph-rsid="00043527"/>
    </style:style>
    <style:style style:name="P9" style:family="paragraph" style:parent-style-name="Standard">
      <style:text-properties officeooo:rsid="00074934" officeooo:paragraph-rsid="00074934"/>
    </style:style>
    <style:style style:name="P10" style:family="paragraph" style:parent-style-name="Standard">
      <style:text-properties officeooo:rsid="000369c1" officeooo:paragraph-rsid="000369c1"/>
    </style:style>
    <style:style style:name="P11" style:family="paragraph" style:parent-style-name="Standard">
      <style:text-properties officeooo:rsid="000989b2" officeooo:paragraph-rsid="000989b2"/>
    </style:style>
    <style:style style:name="T1" style:family="text">
      <style:text-properties fo:font-style="normal" style:font-style-asian="normal" style:font-style-complex="normal"/>
    </style:style>
    <style:style style:name="T2" style:family="text">
      <style:text-properties fo:font-style="normal" officeooo:rsid="00043d63" style:font-style-asian="normal" style:font-style-complex="normal"/>
    </style:style>
    <style:style style:name="T3" style:family="text">
      <style:text-properties fo:font-style="normal" officeooo:rsid="000c2e78" style:font-style-asian="normal" style:font-style-complex="normal"/>
    </style:style>
    <style:style style:name="T4" style:family="text">
      <style:text-properties fo:font-style="italic" style:font-style-asian="italic" style:font-style-complex="italic"/>
    </style:style>
    <style:style style:name="T5" style:family="text">
      <style:text-properties fo:font-style="italic" officeooo:rsid="00043d63"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 choices</text:p>
      <text:p text:style-name="P1"/>
      <text:p text:style-name="P5">System</text:p>
      <text:p text:style-name="P7">As the users should be able to be host and guest at the same time, we have just a class called r<text:span text:style-name="T4">RegisteredUser</text:span><text:span text:style-name="T1">, and the system has three lists which are the host, guests and both users. In this way, the difference between those user will be made in the code.</text:span></text:p>
      <text:p text:style-name="P3"/>
      <text:p text:style-name="P3">House</text:p>
      <text:p text:style-name="P1">Currently, the house is composed by the class Characteristic because it more visual to understand it, but on the actual implementaction we will use a HashMap to do that</text:p>
      <text:p text:style-name="P1"/>
      <text:p text:style-name="P3">RegisteredUser</text:p>
      <text:p text:style-name="P1">The RegisteredUser class has a method <text:span text:style-name="T4">addOffer(o: Offer)</text:span><text:span text:style-name="T1"> which allows us to add offers to his bought offers if he is a guest, or to his on sale offers list, in case he is a host.</text:span></text:p>
      <text:p text:style-name="P1"><text:span text:style-name="T1">The integer </text:span><text:span text:style-name="T4">status</text:span><text:span text:style-name="T1"> shows whether the user is logged in, baned, or none of them, </text:span><text:span text:style-name="T2">and it is changed my </text:span><text:span text:style-name="T5">changeStatus</text:span><text:span text:style-name="T2"> method. For example, if the paymentSystem detects a fake credit card, he needs to ban the suer, and he uses </text:span><text:span text:style-name="T5">changeStatus</text:span><text:span text:style-name="T2"> for that.</text:span></text:p>
      <text:p text:style-name="P2"/>
      <text:p text:style-name="P4">Comments</text:p>
      <text:p text:style-name="P6">There are three kinds of comments.</text:p>
      <text:p text:style-name="P6">Text comments that can answer to another text comment.</text:p>
      <text:p text:style-name="P6">Rating, a mark from 0 to 10.</text:p>
      <text:p text:style-name="P6">ChangeComment: a comment made by the administrator to let the host know what he shoudl change if he wants his offer to be approved.</text:p>
      <text:p text:style-name="P1"/>
      <text:p text:style-name="P3">Offer</text:p>
      <text:p text:style-name="P1">The integer <text:span text:style-name="T4">status</text:span><text:span text:style-name="T1"> shows whether the offer is available, denied, reserved, bought, or if it needs some changes.</text:span></text:p>
      <text:p text:style-name="P1"><text:span text:style-name="T1">Once the administrator asks for changes in an offer, he needs to include some text, and a </text:span><text:span text:style-name="T4">ChangeComment</text:span><text:span text:style-name="T1"> will be created to let the host know what he sould change. Those comments are not visible to any other user.</text:span></text:p>
      <text:p text:style-name="P11"><text:span text:style-name="T1">We have included a lastModifie</text:span><text:span text:style-name="T3">dD</text:span><text:span text:style-name="T1">ate on the offer in order to know when the offer was changed, reserved (to detect that the user needs to pay), bought, or asked for changes (to detect that the user needs to modify the offer).</text:span></text:p>
      <text:p text:style-name="P6"/>
      <text:p text:style-name="P6"/>
      <text:p text:style-name="P6"/>
      <text:p text:style-name="P6"/>
      <text:p text:style-name="P9">In the offer sequence diagram, the alternatives shold be displayed as an if and an else, but as draw.io does not implement </text:p>
      <text:p text:style-name="P9"/>
      <text:p text:style-name="P9"/>
      <text:p text:style-name="P9">In the trazability matrix, the modify offer functional requirement would be also affected by all the offer sett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11:32:30.408079364</meta:creation-date>
    <dc:date>2018-03-05T20:06:49.593442673</dc:date>
    <meta:editing-duration>PT32M25S</meta:editing-duration>
    <meta:editing-cycles>8</meta:editing-cycles>
    <meta:generator>LibreOffice/5.1.6.2$Linux_X86_64 LibreOffice_project/10m0$Build-2</meta:generator>
    <meta:document-statistic meta:table-count="0" meta:image-count="0" meta:object-count="0" meta:page-count="1" meta:paragraph-count="19" meta:word-count="350" meta:character-count="1932" meta:non-whitespace-character-count="1600"/>
  </office:meta>
</office:document-meta>
</file>